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6588" officeooo:paragraph-rsid="00196588"/>
    </style:style>
    <style:style style:name="P2" style:family="paragraph" style:parent-style-name="Standard" style:list-style-name="L1">
      <style:text-properties officeooo:rsid="00196588" officeooo:paragraph-rsid="00196588"/>
    </style:style>
    <style:style style:name="P3" style:family="paragraph" style:parent-style-name="Standard">
      <style:text-properties officeooo:rsid="001b0168" officeooo:paragraph-rsid="001b0168"/>
    </style:style>
    <style:style style:name="P4" style:family="paragraph" style:parent-style-name="Standard">
      <style:text-properties officeooo:rsid="001b884d" officeooo:paragraph-rsid="001b884d"/>
    </style:style>
    <style:style style:name="T1" style:family="text">
      <style:text-properties officeooo:rsid="001b884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 3: A decade later </text:p>
      <text:p text:style-name="P1"/>
      <text:p text:style-name="P1">Doc 7: Some figures </text:p>
      <text:p text:style-name="P1"/>
      <text:list xml:id="list7021893712273025899" text:style-name="L1">
        <text:list-item>
          <text:p text:style-name="P2">5.5 million CouchSurfers </text:p>
        </text:list-item>
        <text:list-item>
          <text:p text:style-name="P2">97,000 towns </text:p>
        </text:list-item>
        <text:list-item>
          <text:p text:style-name="P2">207 countries </text:p>
        </text:list-item>
        <text:list-item>
          <text:p text:style-name="P2">366 spoken languages </text:p>
        </text:list-item>
        <text:list-item>
          <text:p text:style-name="P2">Birth of the site in 2003 </text:p>
        </text:list-item>
        <text:list-item>
          <text:p text:style-name="P2">By the end of 2012, more than 20 million experiences </text:p>
        </text:list-item>
      </text:list>
      <text:p text:style-name="P1"/>
      <text:p text:style-name="P3"/>
      <text:p text:style-name="P3">These figures are impressive because the site was born in 2003, and that was the beginning of internet. All the same they succeeded in creating relationship between people all around the world. </text:p>
      <text:p text:style-name="P3">The site was set in 207 countries <text:span text:style-name="T1">that shows that couch-surfing is used all around the globe. </text:span></text:p>
      <text:p text:style-name="P4">This concept seems to be very useful. In fact there are more than 20 million experiences. </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14:25:50.087000000</meta:creation-date>
    <dc:date>2019-03-14T14:56:26.522000000</dc:date>
    <meta:editing-duration>PT10M15S</meta:editing-duration>
    <meta:editing-cycles>2</meta:editing-cycles>
    <meta:generator>LibreOffice/5.1.6.2$Windows_x86 LibreOffice_project/07ac168c60a517dba0f0d7bc7540f5afa45f0909</meta:generator>
    <meta:document-statistic meta:table-count="0" meta:image-count="0" meta:object-count="0" meta:page-count="1" meta:paragraph-count="11" meta:word-count="106" meta:character-count="579" meta:non-whitespace-character-count="479"/>
  </office:meta>
</office:document-meta>
</file>